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ffff" draw:fill="none" draw:textarea-vertical-align="middle"/>
    </style:style>
    <style:style style:name="gr2" style:family="graphic" style:parent-style-name="standard">
      <style:graphic-properties svg:stroke-color="#00ffff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3366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measurelines" svg:x1="25.998cm" svg:y1="0.598cm" svg:x2="25.998cm" svg:y2="12.698cm">
          <text:p/>
        </draw:line>
        <draw:line draw:style-name="gr1" draw:text-style-name="P1" draw:layer="measurelines" svg:x1="0.7cm" svg:y1="2.1cm" svg:x2="32.3cm" svg:y2="2.1cm">
          <text:p/>
        </draw:line>
        <draw:line draw:style-name="gr1" draw:text-style-name="P1" draw:layer="measurelines" svg:x1="0.7cm" svg:y1="3.6cm" svg:x2="32.1cm" svg:y2="3.6cm">
          <text:p/>
        </draw:line>
        <draw:line draw:style-name="gr1" draw:text-style-name="P1" draw:layer="measurelines" svg:x1="0.7cm" svg:y1="4.1cm" svg:x2="32.1cm" svg:y2="4.1cm">
          <text:p/>
        </draw:line>
        <draw:line draw:style-name="gr1" draw:text-style-name="P1" draw:layer="measurelines" svg:x1="0.7cm" svg:y1="5.6cm" svg:x2="32cm" svg:y2="5.6cm">
          <text:p/>
        </draw:line>
        <draw:line draw:style-name="gr1" draw:text-style-name="P1" draw:layer="measurelines" svg:x1="0.7cm" svg:y1="6.1cm" svg:x2="31.8cm" svg:y2="6.1cm">
          <text:p/>
        </draw:line>
        <draw:line draw:style-name="gr1" draw:text-style-name="P1" draw:layer="measurelines" svg:x1="0.7cm" svg:y1="7.6cm" svg:x2="32.3cm" svg:y2="7.6cm">
          <text:p/>
        </draw:line>
        <draw:line draw:style-name="gr1" draw:text-style-name="P1" draw:layer="measurelines" svg:x1="24.5cm" svg:y1="-1.3cm" svg:x2="24.5cm" svg:y2="26.2cm">
          <text:p/>
        </draw:line>
        <draw:line draw:style-name="gr1" draw:text-style-name="P1" draw:layer="measurelines" svg:x1="20.5cm" svg:y1="0.6cm" svg:x2="20.5cm" svg:y2="29.1cm">
          <text:p/>
        </draw:line>
        <draw:line draw:style-name="gr1" draw:text-style-name="P1" draw:layer="measurelines" svg:x1="17.9cm" svg:y1="0.6cm" svg:x2="17.9cm" svg:y2="27cm">
          <text:p/>
        </draw:line>
        <draw:line draw:style-name="gr1" draw:text-style-name="P1" draw:layer="measurelines" svg:x1="14.4cm" svg:y1="0.6cm" svg:x2="14.4cm" svg:y2="28cm">
          <text:p/>
        </draw:line>
        <draw:line draw:style-name="gr1" draw:text-style-name="P1" draw:layer="measurelines" svg:x1="11.8cm" svg:y1="0.6cm" svg:x2="11.8cm" svg:y2="28.3cm">
          <text:p/>
        </draw:line>
        <draw:line draw:style-name="gr1" draw:text-style-name="P1" draw:layer="measurelines" svg:x1="3.7cm" svg:y1="0.5cm" svg:x2="3.7cm" svg:y2="27.3cm">
          <text:p/>
        </draw:line>
        <draw:line draw:style-name="gr1" draw:text-style-name="P1" draw:layer="measurelines" svg:x1="6.3cm" svg:y1="0.5cm" svg:x2="6.3cm" svg:y2="26.7cm">
          <text:p/>
        </draw:line>
        <draw:line draw:style-name="gr1" draw:text-style-name="P1" draw:layer="measurelines" svg:x1="2.2cm" svg:y1="0.5cm" svg:x2="2.2cm" svg:y2="27.4cm">
          <text:p/>
        </draw:line>
        <draw:custom-shape draw:style-name="gr2" draw:text-style-name="P1" draw:layer="measurelines" svg:width="26.9cm" svg:height="8.5cm" svg:x="0.7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.5cm" svg:x="2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.2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.2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6.3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6.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6.3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8.3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8.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8.3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0.3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0.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0.3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4.4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4.4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4.4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6.4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6.4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6.4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0.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0.5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0.5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2.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2.5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2.5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4.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4.5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24.5cm" svg:y="6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measurelines" svg:x1="0.7cm" svg:y1="1.1cm" svg:x2="32.3cm" svg:y2="1.1cm">
          <text:p/>
        </draw:line>
        <draw:line draw:style-name="gr1" draw:text-style-name="P1" draw:layer="measurelines" svg:x1="0.7cm" svg:y1="8.6cm" svg:x2="32.2cm" svg:y2="8.6cm">
          <text:p/>
        </draw:line>
        <draw:line draw:style-name="gr1" draw:text-style-name="P1" draw:layer="measurelines" svg:x1="1.2cm" svg:y1="0.5cm" svg:x2="1.2cm" svg:y2="25.9cm">
          <text:p/>
        </draw:line>
        <draw:line draw:style-name="gr1" draw:text-style-name="P1" draw:layer="measurelines" svg:x1="27.1cm" svg:y1="0.5cm" svg:x2="27.1cm" svg:y2="26.9cm">
          <text:p/>
        </draw:line>
        <draw:custom-shape draw:style-name="gr4" draw:text-style-name="P1" draw:layer="measurelines" svg:width="25.502cm" svg:height="7.1cm" svg:x="1.398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25.9cm" svg:height="7.6cm" svg:x="1.2cm" svg:y="1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measurelines" svg:x1="0.699cm" svg:y1="1.799cm" svg:x2="32.299cm" svg:y2="1.799cm">
          <text:p/>
        </draw:line>
        <draw:line draw:style-name="gr1" draw:text-style-name="P1" draw:layer="measurelines" svg:x1="0.698cm" svg:y1="1.898cm" svg:x2="32.298cm" svg:y2="1.898cm">
          <text:p/>
        </draw:line>
        <draw:line draw:style-name="gr1" draw:text-style-name="P1" draw:layer="measurelines" svg:x1="0.697cm" svg:y1="7.897cm" svg:x2="32.297cm" svg:y2="7.897cm">
          <text:p/>
        </draw:line>
        <draw:custom-shape draw:style-name="gr3" draw:text-style-name="P1" draw:layer="layout" svg:width="25.9cm" svg:height="7.5cm" svg:x="1.2cm" svg:y="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7T22:39:22</meta:creation-date>
    <dc:date>2013-04-15T21:58:22</dc:date>
    <meta:editing-duration>P1DT5H28M21S</meta:editing-duration>
    <meta:editing-cycles>60</meta:editing-cycles>
    <meta:generator>LibreOffice/4.0.2.2$MacOSX_x86 LibreOffice_project/4c82dcdd6efcd48b1d8bba66bfe1989deee49c3</meta:generator>
    <meta:document-statistic meta:object-count="53"/>
  </office:meta>
</office:document-meta>
</file>